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_20_left">
      <style:text-properties officeooo:rsid="00136c44" officeooo:paragraph-rsid="00136c44"/>
    </style:style>
    <style:style style:name="P2" style:family="paragraph" style:parent-style-name="Text_20_body">
      <style:text-properties officeooo:rsid="00136c44" officeooo:paragraph-rsid="00136c44"/>
    </style:style>
    <style:style style:name="P3" style:family="paragraph" style:parent-style-name="Text_20_body" style:list-style-name="L1">
      <style:text-properties officeooo:paragraph-rsid="0014008b"/>
    </style:style>
    <style:style style:name="P4" style:family="paragraph" style:parent-style-name="Text_20_body" style:list-style-name="L1">
      <style:text-properties officeooo:rsid="001828d5" officeooo:paragraph-rsid="001828d5"/>
    </style:style>
    <style:style style:name="P5" style:family="paragraph" style:parent-style-name="Text_20_body" style:list-style-name="L1">
      <style:text-properties fo:font-weight="bold" officeooo:rsid="001a4164" officeooo:paragraph-rsid="001a4164" style:font-weight-asian="bold" style:font-weight-complex="bold"/>
    </style:style>
    <style:style style:name="P6" style:family="paragraph" style:parent-style-name="Text_20_body">
      <style:text-properties fo:font-weight="bold" officeooo:rsid="001a4164" officeooo:paragraph-rsid="001a4164" style:font-weight-asian="bold" style:font-weight-complex="bold"/>
    </style:style>
    <style:style style:name="P7" style:family="paragraph" style:parent-style-name="Text_20_body">
      <style:text-properties fo:font-weight="bold" officeooo:rsid="001a625a" officeooo:paragraph-rsid="001a625a" style:font-weight-asian="bold" style:font-weight-complex="bold"/>
    </style:style>
    <style:style style:name="P8" style:family="paragraph" style:parent-style-name="Text_20_body">
      <style:text-properties fo:font-weight="normal" officeooo:rsid="001a625a" officeooo:paragraph-rsid="001a625a" style:font-weight-asian="normal" style:font-weight-complex="normal"/>
    </style:style>
    <style:style style:name="P9" style:family="paragraph" style:parent-style-name="Heading_20_1">
      <style:paragraph-properties fo:break-before="page"/>
    </style:style>
    <style:style style:name="P10" style:family="paragraph" style:parent-style-name="Table_20_Contents">
      <style:text-properties officeooo:rsid="001a625a" officeooo:paragraph-rsid="001a625a"/>
    </style:style>
    <style:style style:name="T1" style:family="text">
      <style:text-properties officeooo:rsid="00136c44"/>
    </style:style>
    <style:style style:name="T2" style:family="text">
      <style:text-properties officeooo:rsid="0014008b"/>
    </style:style>
    <style:style style:name="T3" style:family="text">
      <style:text-properties fo:font-weight="bold" style:font-weight-asian="bold" style:font-weight-complex="bold"/>
    </style:style>
    <style:style style:name="T4" style:family="text">
      <style:text-properties fo:font-weight="bold" officeooo:rsid="0014008b" style:font-weight-asian="bold" style:font-weight-complex="bold"/>
    </style:style>
    <style:style style:name="T5" style:family="text">
      <style:text-properties fo:font-weight="bold" officeooo:rsid="001a4164"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UT 9 Control de errores y programación Asincrona.</text:p>
      <text:p text:style-name="Text_20_body"/>
      <text:p text:style-name="Text_20_body"/>
      <text:h text:style-name="P9" text:outline-level="1">Introducción<text:span text:style-name="T5">Errores del usuario.</text:span></text:h>
      <text:p text:style-name="P2">Es una labor difícil, en ocasiones los errores no se detectan ya que suele ser una habilidad la de encontrar los errores, que se adquiere con los años, una de las etapas en el proceso de desarrollo de aplicaciones es la prueba, donde buscamos encontrar posibles errores.</text:p>
      <text:p text:style-name="P2">Los errores pueden ser de distintos tipos:</text:p>
      <text:list xml:id="list566103508501247434" text:style-name="L1">
        <text:list-item>
          <text:p text:style-name="P3"><text:span text:style-name="T4">Errores de sintaxis</text:span><text:span text:style-name="T2">. Son fallos mientras que se teclea en expresiones, falta de paréntesis, llaves, … Normalmente son marcados por el editor con subrayando en rojo.</text:span></text:p>
          <text:list>
            <text:list-item>
              <text:p text:style-name="P4"><text:span text:style-name="T3">Errores detectados en tiempo de escritura</text:span>. Son los errores evidentes que nos suele detectar el editor con un subrayado rojo.</text:p>
            </text:list-item>
            <text:list-item>
              <text:p text:style-name="P4"><text:span text:style-name="T3">Errores de ejecución.</text:span> Son aquellos que solo se detectan al ejecutar la aplicación. Por ejemplo usar variables no declaradas, …</text:p>
            </text:list-item>
          </text:list>
        </text:list-item>
        <text:list-item>
          <text:p text:style-name="P4"><text:span text:style-name="T3">Errores lógicos.</text:span> La aplicación no hace lo que debe. No hay herramientas para detectarlos, en ocasiones lo detectan los usuarios.</text:p>
        </text:list-item>
        <text:list-item>
          <text:p text:style-name="P4"><text:span text:style-name="T3">Errores del sistema.</text:span> Son causados por </text:p>
        </text:list-item>
        <text:list-item>
          <text:p text:style-name="P5">Errores del usuario.</text:p>
        </text:list-item>
      </text:list>
      <text:h text:style-name="Heading_20_1" text:outline-level="1">Errores, Excepciones y avisos.</text:h>
      <text:p text:style-name="P6"/>
      <text:p text:style-name="P6">Errores. Se detiene</text:p>
      <text:p text:style-name="P6">Excepcione.</text:p>
      <text:p text:style-name="P6">Avisos o warning</text:p>
      <text:p text:style-name="P6"/>
      <text:p text:style-name="P6">Javascript Estricto.</text:p>
      <text:p text:style-name="P6"/>
      <text:p text:style-name="P7">Crear y lanzar errores propios</text:p>
      <table:table table:name="Tabla1" table:style-name="Tabla1">
        <table:table-column table:style-name="Tabla1.A" table:number-columns-repeated="2"/>
        <table:table-row>
          <table:table-cell table:style-name="Tabla1.A1" office:value-type="string">
            <text:p text:style-name="P10">EvalError</text:p>
          </table:table-cell>
          <table:table-cell table:style-name="Tabla1.B1" office:value-type="string">
            <text:p text:style-name="P10">Error al intear usa la función eval()</text:p>
          </table:table-cell>
        </table:table-row>
        <table:table-row>
          <table:table-cell table:style-name="Tabla1.A2" office:value-type="string">
            <text:p text:style-name="P10">RangeError</text:p>
          </table:table-cell>
          <table:table-cell table:style-name="Tabla1.B2" office:value-type="string">
            <text:p text:style-name="P10">Error número o de rango de valores incorrectos</text:p>
          </table:table-cell>
        </table:table-row>
        <table:table-row>
          <table:table-cell table:style-name="Tabla1.A2" office:value-type="string">
            <text:p text:style-name="P10">RefenceError</text:p>
          </table:table-cell>
          <table:table-cell table:style-name="Tabla1.B2" office:value-type="string">
            <text:p text:style-name="P10">Referenciamos un objeto no valido.</text:p>
          </table:table-cell>
        </table:table-row>
        <text:soft-page-break/>
        <table:table-row>
          <table:table-cell table:style-name="Tabla1.A2" office:value-type="string">
            <text:p text:style-name="P10">TypeError</text:p>
          </table:table-cell>
          <table:table-cell table:style-name="Tabla1.B2" office:value-type="string">
            <text:p text:style-name="P10">Error por mal uso del tipo de dato.</text:p>
          </table:table-cell>
        </table:table-row>
        <table:table-row>
          <table:table-cell table:style-name="Tabla1.A2" office:value-type="string">
            <text:p text:style-name="P10">URLError</text:p>
          </table:table-cell>
          <table:table-cell table:style-name="Tabla1.B2" office:value-type="string">
            <text:p text:style-name="P10">Error al codificar o decodificar una URL</text:p>
          </table:table-cell>
        </table:table-row>
      </table:table>
      <text:p text:style-name="P8"/>
      <text:p text:style-name="P8">GESTIÓN DE ERRORES</text:p>
      <text:p text:style-name="P8">TRY … CATH ...FINALY</text:p>
      <text:p text:style-name="P8"/>
      <text:p text:style-name="P8"/>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136c44" officeooo:paragraph-rsid="00136c44"/>
    </style:style>
    <style:style style:name="MT1" style:family="text">
      <style:text-properties officeooo:rsid="00136c44"/>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UT 9 Control de errores y programación Asincrona.<text:tab/><text:tab/><text:span text:style-name="MT1">DWC</text:span></text:p>
      </style:header-left>
      <style:footer>
        <text:p text:style-name="Footer"/>
      </style:footer>
      <style:footer-first>
        <text:p text:style-name="Footer"/>
      </style:footer-first>
      <style:footer-left>
        <text:p text:style-name="Footer"><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7:12:57.661527811</meta:creation-date>
    <dc:date>2020-01-09T18:56:27.743802803</dc:date>
    <meta:editing-duration>PT2H13M28S</meta:editing-duration>
    <meta:editing-cycles>6</meta:editing-cycles>
    <meta:generator>LibreOffice/5.1.6.2$Linux_X86_64 LibreOffice_project/10m0$Build-2</meta:generator>
    <meta:document-statistic meta:table-count="1" meta:image-count="0" meta:object-count="0" meta:page-count="3" meta:paragraph-count="30" meta:word-count="241" meta:character-count="1458" meta:non-whitespace-character-count="1251"/>
  </office:meta>
</office:document-meta>
</file>